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F" svg:font-family="" style:font-family-generic="system" style:font-pitch="variable"/>
    <style:font-face style:name="Gentium Basic" svg:font-family="'Gentium Basic'" style:font-pitch="variable"/>
    <style:font-face style:name="Gentium Basic1" svg:font-family="'Gentium Basic'" style:font-adornments="Regular" style:font-pitch="variable"/>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officeooo:rsid="00187127" officeooo:paragraph-rsid="00187127"/>
    </style:style>
    <style:style style:name="P2" style:family="paragraph" style:parent-style-name="Footer">
      <style:paragraph-properties fo:text-align="center" style:justify-single-word="false"/>
    </style:style>
    <style:style style:name="P3" style:family="paragraph" style:parent-style-name="Author">
      <style:text-properties style:font-name="Gentium Basic"/>
    </style:style>
    <style:style style:name="P4" style:family="paragraph" style:parent-style-name="Block_20_Text">
      <style:paragraph-properties fo:line-height="150%"/>
      <style:text-properties fo:font-size="10pt" style:font-size-asian="10pt" style:font-size-complex="10pt"/>
    </style:style>
    <style:style style:name="P5" style:family="paragraph" style:parent-style-name="Block_20_Text">
      <style:paragraph-properties fo:text-align="center" style:justify-single-word="false"/>
    </style:style>
    <style:style style:name="P6" style:family="paragraph" style:parent-style-name="First_20_Paragraph">
      <style:paragraph-properties fo:margin-left="0in" fo:margin-right="0in" fo:text-align="center" style:justify-single-word="false" fo:text-indent="0in" style:auto-text-indent="false"/>
    </style:style>
    <style:style style:name="P7" style:family="paragraph" style:parent-style-name="Footnote">
      <style:text-properties officeooo:rsid="001c7f7b" officeooo:paragraph-rsid="001c7f7b"/>
    </style:style>
    <style:style style:name="P8" style:family="paragraph" style:parent-style-name="Footnote">
      <style:text-properties officeooo:rsid="001ce671" officeooo:paragraph-rsid="001ce671"/>
    </style:style>
    <style:style style:name="P9" style:family="paragraph" style:parent-style-name="Footnote">
      <style:text-properties officeooo:rsid="001e5ba9" officeooo:paragraph-rsid="001e5ba9"/>
    </style:style>
    <style:style style:name="P10" style:family="paragraph" style:parent-style-name="Footnote">
      <style:text-properties officeooo:rsid="001febca" officeooo:paragraph-rsid="001febca"/>
    </style:style>
    <style:style style:name="P11" style:family="paragraph" style:parent-style-name="Header">
      <style:paragraph-properties fo:text-align="end" style:justify-single-word="false"/>
      <style:text-properties officeooo:rsid="00187127" officeooo:paragraph-rsid="00187127"/>
    </style:style>
    <style:style style:name="P12" style:family="paragraph" style:parent-style-name="Heading_20_1" style:list-style-name="">
      <style:paragraph-properties fo:text-align="start" style:justify-single-word="false" fo:orphans="2" fo:widows="2"/>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febca" officeooo:paragraph-rsid="001febca"/>
    </style:style>
    <style:style style:name="P15" style:family="paragraph" style:parent-style-name="Heading_20_1">
      <style:paragraph-properties fo:break-before="page"/>
      <style:text-properties style:font-name="Gentium Basic"/>
    </style:style>
    <style:style style:name="P16" style:family="paragraph" style:parent-style-name="Text_20_body">
      <style:paragraph-properties fo:break-before="page"/>
    </style:style>
    <style:style style:name="P17" style:family="paragraph" style:parent-style-name="Text_20_body">
      <style:text-properties officeooo:paragraph-rsid="001febca"/>
    </style:style>
    <style:style style:name="P18" style:family="paragraph" style:parent-style-name="Title">
      <style:text-properties style:font-name="Gentium Basic"/>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officeooo:rsid="001c7f7b"/>
    </style:style>
    <style:style style:name="T5" style:family="text">
      <style:text-properties officeooo:rsid="001ce671"/>
    </style:style>
    <style:style style:name="T6" style:family="text">
      <style:text-properties officeooo:rsid="001e5ba9"/>
    </style:style>
    <style:style style:name="T7" style:family="text">
      <style:text-properties officeooo:rsid="001febca"/>
    </style:style>
    <style:style style:name="T8" style:family="text">
      <style:text-properties officeooo:rsid="001ffbd2"/>
    </style:style>
    <style:style style:name="T9" style:family="text">
      <style:text-properties officeooo:rsid="002189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easons</text:p>
      <text:p text:style-name="P3">Madison Scott-Clary</text:p>
      <text:p text:style-name="P6"><text:span text:style-name="T1">Content note:</text:span> this document contains frank discussions of death and grief, including descriptions of the euthanasia of a pet (marked with ⚠).</text:p>
      <text:p text:style-name="P5"><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text:soft-page-break/>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1" text:note-class="footnote"><text:note-citation>1</text:note-citation><text:note-body><text:p text:style-name="Footnote"><text:s/>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59" text:note-class="footnote"><text:note-citation>2</text:note-citation><text:note-body><text:p text:style-name="Footnote"><text:s/>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59" text:note-class="footnote"><text:note-citation>3</text:note-citation><text:note-body><text:p text:style-name="Footnote"><text:s/>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text:soft-page-break/>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text:p>
      <text:p text:style-name="Text_20_body">To rely on synecdoche is the best one can manage with a topic so large. To that end, it is worth exploring the poetry of Dwale in such a context.</text:p>
      <text:h text:style-name="P12" text:outline-level="1"/>
      <text:h text:style-name="P15" text:outline-level="1">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P17">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P17">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text:s/>Dwale tweeted,<text:span text:style-name="T4">* </text:span>“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span text:style-name="T4">.</text:span></text:p><text:p text:style-name="P7">*<text:tab/>A month before its death, no less.</text:p></text:note-body></text:note> One small example of this comes from a short <text:span text:style-name="T1">renga</text:span> it took part in on Twitter:</text:p>
      <text:p text:style-name="Block_20_Text">Blackbird headed south<text:line-break/>Down to the hawks and kudzu<text:line-break/>Six months ’til winter</text:p>
      <text:p text:style-name="Block_20_Text"><text:soft-page-break/>(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Block_20_Text">XII<text:line-break/>The river is moving.<text:line-break/>The blackbird must be flying.</text:p>
      <text:p text:style-name="Block_20_Text">(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59" text:note-class="footnote"><text:note-citation>5</text:note-citation><text:note-body><text:p text:style-name="Footnote"><text:s/>Or perhaps later in life, when cancer may rear its ugly head. It is proving quite difficult to write about even seasons of new growth and beginnings without death-thoughts creeping in.</text:p></text:note-body></text:note>)</text:p>
      <text:p text:style-name="Text_20_body"><text:soft-page-break/>This untitled work will stand as our example:</text:p>
      <text:p text:style-name="Block_20_Text">The seasonal storms have poured upon the grassy flat,<text:line-break/>The leafless stalks abound like thirsty mouths.<text:line-break/>Puddles form and soon are swarmed with little fish,<text:line-break/>And all the arid life has fled despair.</text:p>
      <text:p text:style-name="Block_20_Text">And here, wrapped in rain, lies the oldest soul,<text:line-break/>The changes wrack his bones with painful cold.<text:line-break/>His skin is like the sky at night, as many scars<text:line-break/>Have marked his hide as there are glinting stars.</text:p>
      <text:p text:style-name="Block_20_Text">At once he feels his lungs become bereft of breath,<text:note text:id="ftn59" text:note-class="footnote"><text:note-citation>6</text:note-citation><text:note-body><text:p text:style-name="Footnote"><text:s/>When its friends learned of its passing, many of us decided to memorialize it with poetry of our own (Scott-Clary et al. 2021). While I lack the feel, my attempt also incorporated the loss of breath:</text:p><text:p text:style-name="P4">Beneath that evening’s breeze the sickly sweet<text:line-break/><text:span text:style-name="T4"><text:tab/></text:span>and brazen scent of countless flow’rs<text:line-break/>awoke inside of you a darkened sleep<text:line-break/><text:span text:style-name="T4"><text:tab/></text:span>Of dreams dug deeper than the soil.<text:line-break/>Oh, we are waking minds who missed that scent!<text:line-break/><text:span text:style-name="T4"><text:tab/></text:span>What hope have we who wait in life,<text:line-break/>who sit and pray and watch for your next breath?<text:line-break/><text:span text:style-name="T4"><text:tab/></text:span>Our hope can only reach for ends —<text:line-break/>To wit, to see you wake and meet a mind<text:line-break/><text:span text:style-name="T4"><text:tab/></text:span>Too keen to weed a garden clean —<text:line-break/>For we exhaled when you breathed in that breeze<text:line-break/><text:span text:style-name="T4"><text:tab/></text:span>and flowers wreathe your sleeping form.</text:p><text:p text:style-name="Footnote">Perhaps it is the idea of the cessation of the cyclical nature of breath that brings with it thoughts of death.</text:p></text:note-body></text:note><text:line-break/>His daughter nudges him, to no effect.<text:line-break/><text:soft-page-break/>She walks away rememb’ring days they stalked the plains,<text:line-break/>Within her womb there grows a golden bloom.<text:note text:id="ftn59" text:note-class="footnote"><text:note-citation>7</text:note-citation><text:note-body><text:p text:style-name="Footnote"><text:s/>A dandelion, perhaps, those yellow suns dotting perfect fields a perennial memory of summer. I always thought they smelled of muffins.</text:p><text:p text:style-name="P4">“What I love is their scent.” She held it up for em to sniff. “They smell like muffins. How can anything that smells like muffins be bad?”</text:p><text:p text:style-name="P4">(Scott-Clary 2022b, 162)</text:p></text:note-body></text:note></text:p>
      <text:p text:style-name="Block_20_Text">(Dwale 2019, 26)</text:p>
      <text:p text:style-name="First_20_Paragraph">This poem<text:note text:id="ftn59" text:note-class="footnote"><text:note-citation>8</text:note-citation><text:note-body><text:p text:style-name="Footnote"><text:s/>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text:soft-page-break/>Issa says,</text:p>
      <text:p text:style-name="Block_20_Text"><text:span text:style-name="T1">Mi no ue no</text:span><text:line-break/><text:span text:style-name="T1">tsuyu to mo shirade</text:span><text:line-break/><text:span text:style-name="T1">hodashikeri</text:span></text:p>
      <text:p text:style-name="Block_20_Text">Heedless that the dews<text:line-break/>mark the passing of our day —<text:line-break/>we bind ourselves to others</text:p>
      <text:p text:style-name="Block_20_Text">(Issa and Mackenzie 1957, 11)</text:p>
      <text:p text:style-name="First_20_Paragraph">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59" text:note-class="footnote"><text:note-citation>9</text:note-citation><text:note-body><text:p text:style-name="Footnote"><text:s/>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re also comprised of that which came before, and are bound to those around us.<text:note text:id="ftn59" text:note-class="footnote"><text:note-citation>10</text:note-citation><text:note-body><text:p text:style-name="Footnote"><text:s/>After all, I was bound to Dwale; that’s why this essay exists. That’s why what little poetry I have exists. I could appreciate the music within poetry, but it wasn’t until I met Dwale, became bound to it in friendship, that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text:soft-page-break/>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Block_20_Text"><text:span text:style-name="T1">Ukigusa ya</text:span><text:line-break/><text:span text:style-name="T1">ukiyo no kaze no</text:span><text:line-break/><text:span text:style-name="T1">iu mama ni</text:span></text:p>
      <text:p text:style-name="Block_20_Text">Floating weeds, as blow<text:line-break/>the winds of the floating world —<text:line-break/>drifting and drifting</text:p>
      <text:p text:style-name="Block_20_Text">(Issa and Mackenzie 1957, 18)</text:p>
      <text:p text:style-name="First_20_Paragraph">There is some world that is not ours superimposed on the one we live in. This floating world is that which shows plants as the thirsty mouths that they are, shows the floating weeds as integral parts of the world, rather than some thing to be removed.<text:note text:id="ftn59" text:note-class="footnote"><text:note-citation>11</text:note-citation><text:note-body><text:p text:style-name="Footnote"><text:s/>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text:soft-page-break/>“Here is the difference betwixt the poet and the mystic,” Emerson cautions. “That the last nails a symbol to one sense, which was a true sense for a moment, but soon becomes old and false.<text:note text:id="ftn59" text:note-class="footnote"><text:note-citation>12</text:note-citation><text:note-body><text:p text:style-name="Footnote"><text:s/>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bookmark text:name="spring"/></text:p>
      <text:h text:style-name="P12" text:outline-level="1"/>
      <text:h text:style-name="P13" text:outline-level="1">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59" text:note-class="footnote"><text:note-citation>13</text:note-citation><text:note-body><text:p text:style-name="Footnote"><text:s/>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Block_20_Text">Summer, season of hot insomnia,<text:line-break/>That much never seems to change at all.<text:line-break/>Laying awake in the red desert night,<text:line-break/>I shape forest from shade and wait for fall.</text:p>
      <text:p text:style-name="Block_20_Text">Ten years now gone,<text:note text:id="ftn59" text:note-class="footnote"><text:note-citation>14</text:note-citation><text:note-body><text:p text:style-name="Footnote"><text:s/>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span text:style-name="T4">*</text:span></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p text:style-name="P7">*<text:tab/>Not unlike Dwale, I suppose. Perhaps a good chunk of this --- of both of their deaths --- is due to just how little I interacted with them through anything other than text. I met Dwale once in person, and never met Margaras. I listened to Margaras's music and listened to audio versions of Dwale's stories, but other than that, they were relegated to words on a screen.</text:p></text:note-body></text:note> and who thought I would miss<text:line-break/>Cricket songs, cicadas and katydids?<text:line-break/><text:soft-page-break/>Then I’d gladly have grabbed a big hammer,<text:line-break/>Smashed them flat as Pinocchio’s conscience.</text:p>
      <text:p text:style-name="Block_20_Text">Testing palisades of clocks and yardsticks,<text:line-break/>No advent waits for the restive dreamer.<text:line-break/>I bandage my tattered, bitten left hand<text:line-break/>And shed the smoke rings on my cloven finger.</text:p>
      <text:p text:style-name="Block_20_Text">(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3">das</text:span>…<text:span text:style-name="T1">ka</text:span>-ty-<text:span text:style-name="T3">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text:soft-page-break/>external world and that which we define internally, and with those two poles, we are left to extrapolate what is between them.</text:p>
      <text:p text:style-name="Text_20_body">Issa says,</text:p>
      <text:p text:style-name="Block_20_Text"><text:span text:style-name="T1">Natsuyama ya</text:span><text:line-break/><text:span text:style-name="T1">Hitori kigen no</text:span><text:line-break/><text:span text:style-name="T1">Ominaeshi</text:span></text:p>
      <text:p text:style-name="Block_20_Text">On the hill of summer<text:line-break/>Stands the slender maiden flower<text:line-break/>In a solitary humor</text:p>
      <text:p text:style-name="Block_20_Text">(Issa and Mackenzie 1957, 65)</text:p>
      <text:p text:style-name="First_20_Paragraph">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59" text:note-class="footnote"><text:note-citation>15</text:note-citation><text:note-body><text:p text:style-name="Footnote"><text:s/>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span text:style-name="T4">*</text:span></text:p><text:p text:style-name="P7">*<text:tab/>Of course, having written this, I feel bad for the flower. Perhaps it desperately wants to be seen as austere instead of lonely, as beautiful instead of ugly. Ask a botanist.</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text:soft-page-break/>separate from us. It does not know us, it knows only itself. It’s hyperreal, perhaps, only casting its shadow into our reality.<text:note text:id="ftn59" text:note-class="footnote"><text:note-citation>16</text:note-citation><text:note-body><text:p text:style-name="Footnote"><text:s/>It was briefly hinted by its partner that Dwale’s death may have been an overdose — or at least a drug-induced accident — due to a heroic dose of DXM. I don’t know if this is true, and the tweet where she suggested this has since been deleted. Hell, I don’t even know if I was meant to see that information. Still, it sticks in the mind. On mentioning my own explorations into mushrooms as a way to set aside, for a few weeks, the obstinate burden of depression, Dwale readily agreed that this would probably be good for me. It seemed knowledgeable, as though it knew that smear of other reality (or hyperreality) well enough.</text:p><text:p text:style-name="Footnote">If this story of its death <text:span text:style-name="T1">is</text:span> the case, then that makes me wonder just what those last hours, last minutes, last seconds might have contained. Was it filled with pleasure? Did it, as a Muslim, feel closer to Allah? Did it know what it had done, panic, and try to retreat? Terror hems these thoughts in.</text:p></text:note-body></text:note></text:p>
      <text:p text:style-name="Text_20_body">“Sleep, or don’t.” Summer yawns, lingers beneath the eaves and between still branches, bothers not with such as us.</text:p>
      <text:p text:style-name="Text_20_body">Issa says,</text:p>
      <text:p text:style-name="Block_20_Text"><text:span text:style-name="T1">Mi no ue no</text:span><text:line-break/><text:span text:style-name="T1">kane tomo shirade</text:span><text:line-break/><text:span text:style-name="T1">yusuzumi</text:span></text:p>
      <text:p text:style-name="Block_20_Text">Heedless that the tolling bell<text:line-break/>Marks our own closing day —<text:line-break/>We take this evening’s cool</text:p>
      <text:p text:style-name="Block_20_Text">(Issa and Mackenzie 1957, 39)</text:p>
      <text:p text:style-name="First_20_Paragraph">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text:soft-page-break/>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Block_20_Text">X<text:line-break/>At the sight of blackbirds<text:line-break/>Flying in a green light,<text:line-break/>Even the bawds of euphony<text:line-break/>Would cry out sharply.</text:p>
      <text:p text:style-name="Block_20_Text">(Stevens 1917)</text:p>
      <text:p text:style-name="First_20_Paragraph">It is the act of taking meaning from each other, as well, for each of us has our own agency: we can interact with each other and influence each other’s definitions of ourselves.<text:note text:id="ftn59" text:note-class="footnote"><text:note-citation>17</text:note-citation><text:note-body><text:p text:style-name="Footnote"><text:s/>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Text_20_body"><text:soft-page-break/>As that golden bloom of Summer<text:note text:id="ftn0" text:note-class="footnote"><text:note-citation>18</text:note-citation><text:note-body><text:p text:style-name="Footnote"><text:s/>Of dandelions:</text:p><text:p text:style-name="P4">“Of course. They are a weed, yes. Or often thought of as one. The leaves make a good salad, though, and I was told that you could dry, roast, and grind the roots to make a coffee substitute.”</text:p><text:p text:style-name="P4">(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2" text:note-class="footnote"><text:note-citation>19</text:note-citation><text:note-body><text:p text:style-name="Footnote"><text:s/>Just me? No? Maybe just me.</text:p></text:note-body></text:note> all we want, but that doesn’t mean anything to Summer. It just also doesn’t stop us from layering our own definitions atop that.</text:p>
      <text:p text:style-name="P16"><text:bookmark text:name="summer"/></text:p>
      <text:h text:style-name="Heading_20_1" text:outline-level="1">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59" text:note-class="footnote"><text:note-citation>20</text:note-citation><text:note-body><text:p text:style-name="Footnote"><text:s/>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text:span text:style-name="T4">* </text:span>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p text:style-name="P7">*<text:tab/>“I had read the sign,” I wrote for one of my only attempts at horror/terror (Scott-Clary 2021). “And had immediately fallen down into the space defined by that dichotomy, the gap between had-to-be and could-not-be. Dichotomy? Dialectic? There was no telling anymore, no matter how many times I’d tried to paste one word or the other onto the two phrases. Were ‘dichotomy’ and ‘dialectic’ a dichotomy or dialectic?”</text:p><text:p text:style-name="P7">Clearly, I’m still shaky on the difference, despite those seven weeks in DBT (the D stands for ‘dialectical’, after all), but at least I recognize it; I can just dwell in that space between two truths. Best I can do when I’m about to write however many hundreds of words on dialectics/dichotomies.</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Block_20_Text"><text:span text:style-name="T1">To Autumn</text:span></text:p>
      <text:p text:style-name="Block_20_Text"><text:soft-page-break/>Season of mists and mellow fruitfulness,<text:line-break/><text:span text:style-name="T9"><text:tab/></text:span>Close bosom-friend of the maturing sun;<text:line-break/>Conspiring with him how to load and bless<text:line-break/><text:span text:style-name="T9"><text:tab/></text:span>With fruit the vines that round the thatch-eves run;<text:line-break/>To bend with apples the moss’d cottage-trees,<text:line-break/><text:span text:style-name="T9"><text:tab/></text:span>And fill all fruit with ripeness to the core;<text:line-break/><text:span text:style-name="T9"><text:tab/><text:tab/></text:span>To swell the gourd, and plump the hazel shells<text:line-break/><text:span text:style-name="T9"><text:tab/></text:span>With a sweet kernel; to set budding more,<text:line-break/>And still more, later flowers for the bees,<text:line-break/>Until they think warm days will never cease,<text:line-break/><text:span text:style-name="T9"><text:tab/><text:tab/></text:span>For Summer has o’er-brimm’d their clammy cells.<text:note text:id="ftn59" text:note-class="footnote"><text:note-citation>21</text:note-citation><text:note-body><text:p text:style-name="Footnote"><text:s/>I know that this line has little to do with cells in the biological sense, but how poetic a description of cancer<text:span text:style-name="T4">!*</text:span><text:span text:style-name="T9"> </text:span>Cells living in eternal summer, growing and growing, over-brimming in unchecked autolysis.</text:p><text:p text:style-name="P7">*<text:tab/>⚠ They said it was just a lipoma, and then they stopped looking. Even though we told them she’d had a lipoma removed from atop her head back when we adopted her, back when she was a puppy, they stopped looking. They stopped looking! They said she was too fat, said as they peered over their imagined glasses at us, as though it were our fault that she was no longer so svelte, and then they sent us home. They sent us home! They said it was a benign lump and that German Shepherds just get those sometimes, that she was just too fat because they can be such couch potatoes, and then they stopped talking to us because they were too busy, too busy, too busy. A year later, she had slowed down to the point where she refused to go outside. She began spending all day, all night in the bathroom. That last day, her gums turned white and her belly was visibly swollen. That last night, she died** in my arms.</text:p><text:p text:style-name="P7">**<text:tab/>⚠ I know that I’m trying to square what I have of Dwale with its death, but when Falcon died in my arms less than six months later, then I really, truly knew what death looked like, and now I have to square that with Dwale’s passing as well. Did it, too, cry? Did it, too, try to hide? When it breathed its last, did it slump over to the side and stay warm far longer than one might expect? There was no one there to chide us and send us home that I can blame; there’s no cancer, if that ephemeral mention is to be believed, that lurked beneath the surface. It was and then it wasn’t, and the only referent I have is a dog who died too young. I’m ashamed that I can’t help but make the comparison.</text:p></text:note-body></text:note></text:p>
      <text:p text:style-name="Block_20_Text"><text:soft-page-break/>(Keats 1820, 249)</text:p>
      <text:p text:style-name="First_20_Paragraph">While Stevens is much more austere about the whole season:</text:p>
      <text:p text:style-name="Block_20_Text">III<text:line-break/>The blackbird whirled in the autumn winds.<text:line-break/>It was a small part of the pantomime.</text:p>
      <text:p text:style-name="Block_20_Text">(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59" text:note-class="footnote"><text:note-citation>22</text:note-citation><text:note-body><text:p text:style-name="Footnote"><text:s/>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Block_20_Text"><text:span text:style-name="T1">Face down in the leaves</text:span></text:p>
      <text:p text:style-name="Block_20_Text">We crawl through moist humus like millipedes,<text:line-break/>Feasting on dirt and dead, crumbling leaves<text:line-break/><text:soft-pag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Block_20_Text">I think of you.<text:note text:id="ftn59" text:note-class="footnote"><text:note-citation>23</text:note-citation><text:note-body><text:p text:style-name="Footnote"><text:s/>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59" text:note-class="footnote"><text:note-citation>24</text:note-citation><text:note-body><text:p text:style-name="Footnote"><text:s/>Maybe I will, some day. I’d sure like to think so.</text:p></text:note-body></text:note></text:p>
      <text:p text:style-name="Block_20_Text">A moment more and then the day is gone,<text:line-break/>In evening grey, we mourn the vanished dawn,<text:line-break/>And so on, maybe waiting for someone<text:line-break/>To come drag us back to where we belong.<text:note text:id="ftn59" text:note-class="footnote"><text:note-citation>25</text:note-citation><text:note-body><text:p text:style-name="Footnote"><text:s/>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Block_20_Text">(Dwale 2019, 9)</text:p>
      <text:p text:style-name="First_20_Paragraph"><text:soft-page-break/>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59" text:note-class="footnote"><text:note-citation>26</text:note-citation><text:note-body><text:p text:style-name="Footnote"><text:s/>Even if that something is time.</text:p></text:note-body></text:note> The leaves are food for the insects, and they leave behind the humus, which will be a slow food for things too small to see.</text:p>
      <text:p text:style-name="Text_20_body"><text:soft-page-break/>And we, perhaps, are food for that ground.<text:note text:id="ftn59" text:note-class="footnote"><text:note-citation>27</text:note-citation><text:note-body><text:p text:style-name="Footnote"><text:s/>Were you buried, Dwale? I realize that I don’t actually know. When Idun passed on news of your passing, she also asked what observances should be made for a Muslim who has passed. I know that expressing one’s wishes for when one dies are not always something does with one’s partner — hell, I don’t know that any of my partners and I have talked about it, though it <text:span text:style-name="T1">is</text:span> in my will — but it does make me wonder: were those customs upheld?<text:span text:style-name="T5">*</text:span> I realized, also, that I don’t know how much of your identity was known by your family. I have to interpret your life only to the extent that I can interpret your poetry: I haven’t the ear, I have only the words, and you are not around to ask<text:span text:style-name="T5">.</text:span></text:p><text:p text:style-name="P8">*<text:tab/>Every time I take the long way home from the store because traffic sucks or highway 2 is too much, I think about stopping by the mosque that I pass and asking about this. It’s always also couched in that selfish desire to also ask after a framework for dealing with grief.</text:p><text:p text:style-name="P8">When I was talking about lack of framework in the context of this essay, a friend sent me a link to a tweet wherein the poster states “An american (sic) is told a thousand different ways that experiencing grief is abnormal, improper, and something to be done in private on your own time.” (@pookleblinky 2022) This is stated in contrast to the Jewish practice of sitting shiva and the following sheloshim which provides a structured procedure for engaging with grief. Another user replied that this might just be a white, middle-class American thing: “White Anglo Saxon Protestant based communities may lack rituals for mourning. I don’t know that world. But everyone from Black Americans to Latinx to AAPI to ethnic white communities (Polish, Italian, Ukrainian etc) have ways to mourn that aren’t exactly hidden.” (@Karnythia 2022).</text:p><text:p text:style-name="P8">So here am I, bathed in white cultural protestantism and puritan work ethics, having nothing to hang my grief on but a desire for resolution, for even a hint at a framework. Five years after Margaras’s death, when I was still trying to process what life without him would actually be like, I wrote:</text:p><text:p text:style-name="P4">Yit’gadal v’yit’kadash sh’mei raba</text:p><text:p text:style-name="P4">Would that I had the<text:span text:style-name="T9"> </text:span>faith</text:p><text:p text:style-name="P4">To pray daily.</text:p><text:p text:style-name="P4">Eleven months to let you go,</text:p><text:p text:style-name="P4">And an amen to end the sorrow.</text:p><text:p text:style-name="Footnote">I still wish for that. I wished it then when I was trying to figure out why I was less of a person even five years on,<text:span text:style-name="T5"> </text:span>and I wish it now that I have to mourn both Dwale and Falcon at the same time. I have nothing to lean on but<text:span text:style-name="T5"> </text:span>confusion and words.</text:p></text:note-body></text:note> This idea that we, too, might be a feast of plenty to someone is not a new one — ‘food for worms’ is an idiom for a reason. It isn’t for the world at large, and it isn’t for poets. Even Dwale tackles this in the poem that will be used for Winter.<text:note text:id="ftn59" text:note-class="footnote"><text:note-citation>28</text:note-citation><text:note-body><text:p text:style-name="Footnote"><text:s/>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text:soft-page-break/>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e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59" text:note-class="footnote"><text:note-citation>29</text:note-citation><text:note-body><text:p text:style-name="Footnote"><text:s/>Who knows how much of my skittishness around winter is a me thing or an us thing. Spare me a little longer.</text:p></text:note-body></text:note></text:p>
      <text:p text:style-name="Text_20_body">Issa says,</text:p>
      <text:p text:style-name="Block_20_Text"><text:span text:style-name="T1">Akatombo</text:span><text:line-break/><text:span text:style-name="T1">kare mo yubo ga</text:span><text:line-break/><text:span text:style-name="T1">suki ja yara</text:span></text:p>
      <text:p text:style-name="Block_20_Text">Red dragon-fly —<text:line-break/>He’s the one that likes the evening,<text:line-break/>Or so it seems.</text:p>
      <text:p text:style-name="Block_20_Text">(Issa and Mackenzie 1957, 65)</text:p>
      <text:p text:style-name="First_20_Paragraph"><text:soft-page-break/>Despite being the in-between of Summer and Winter, something that seems as though it ought to be a smooth transition between hot and cold as Spring tried to be, Autumn steadfastly refuses to be anything other than its own entity. We are unsure<text:note text:id="ftn59" text:note-class="footnote"><text:note-citation>30</text:note-citation><text:note-body><text:p text:style-name="Footnote"><text:s/>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or not I’ve processed your death.<text:span text:style-name="T5">*</text:span> Sometimes I have, and sometimes I have to stop writing this essay for five days because looking at it makes me cry.</text:p><text:p text:style-name="P8">*<text:tab/>⚠ Ditto with Falcon. Sometimes I’m able to make it an entire day not thinking about her, and then I’ll be laid low by an evening of flashbacks, the way she slumped to the side, just how long her body stayed warm…</text:p></text:note-body></text:note> of whether or not we like Autumn;<text:note text:id="ftn59" text:note-class="footnote"><text:note-citation>31</text:note-citation><text:note-body><text:p text:style-name="Footnote"><text:s/>Despite what Autumn bitches would have you believe<text:span text:style-name="T5">*</text:span></text:p><text:p text:style-name="P8">*<text:tab/>It's me. I'm bitches.</text:p></text:note-body></text:note>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We think of it. We don’t smile when we do.</text:p>
      <text:p text:style-name="Text_20_body">Issa says,</text:p>
      <text:p text:style-name="Block_20_Text"><text:span text:style-name="T1">Akikaze yo</text:span><text:line-break/><text:span text:style-name="T1">hotoke ni chikaki</text:span><text:line-break/><text:span text:style-name="T1">toshi no hodo</text:span></text:p>
      <text:p text:style-name="Block_20_Text">O winds of autumn!<text:line-break/>Nearer we draw to the Buddha<text:line-break/>As the years advance</text:p>
      <text:p text:style-name="Block_20_Text"><text:soft-page-break/>(Issa and Mackenzie 1957, 11)</text:p>
      <text:p text:style-name="First_20_Paragraph">We are helpless before the onward spiral of the year.<text:bookmark text:name="autumn"/></text:p>
      <text:h text:style-name="P12" text:outline-level="1"/>
      <text:h text:style-name="P13" text:outline-level="1">Winter</text:h>
      <text:p text:style-name="First_20_Paragraph">“Now Winter comes slowly, Pale, Meager, and Old,”<text:note text:id="ftn59" text:note-class="footnote"><text:note-citation>32</text:note-citation><text:note-body><text:p text:style-name="Footnote"><text:s/>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59" text:note-class="footnote"><text:note-citation>33</text:note-citation><text:note-body><text:p text:style-name="Footnote"><text:s/>And perhaps do. I am not — most of us are not — immune to that simple desire that we have a little more time together. Another year, another month, another day. Even another hour together,<text:span text:style-name="T5">* </text:span>enough time for me to tell you that I think of you often, that you mean a lot to me, that I hope you understand it.</text:p><text:p text:style-name="Footnote">The last time we talked one-on-one, you was a month before you died, June 5<text:span text:style-name="T2">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p text:style-name="P8">*⚠ I never really got that with Falcon, either. She was sick that morning, and then we drove to the emergency vet, and she was inside for perhaps ten minutes before the vet came out and said she had perhaps six hours to live, and it was time to make a choice. Six hours of pain and a death in agony or one hour of pain, dampened by drugs to lessen the shock, and then a blissful sleep. A slump to the side, a last breath, eyes open, mouth open, warm there on the floor.</text:p><text:p text:style-name="P8">I never got that with her. I never got it from you, only a tweet the day after you died from your partner, but it was somehow less real, less immediate, because of course it was. “I do not know which to prefer,” Stevens writes (Stevens 1917). “The beauty of inflections / or the beauty of innuendoes, / the blackbird whistling / or just after.”</text:p></text:note-body></text:note> but all it wants to do is lie down and blanket the land.</text:p>
      <text:p text:style-name="Text_20_body"><text:soft-page-break/>Much of the imagery in poetry around Winter picks up on this, and we commonly see instances of blankets, of beds, of rest.</text:p>
      <text:p text:style-name="Text_20_body">Issa says,</text:p>
      <text:p text:style-name="Block_20_Text"><text:span text:style-name="T1">Arigata ya</text:span><text:line-break/><text:span text:style-name="T1">fusama no yuki mo</text:span><text:line-break/><text:span text:style-name="T1">Jodo yori</text:span></text:p>
      <text:p text:style-name="Block_20_Text">A blessing indeed —<text:line-break/>This snow on the bed-quilt,<text:line-break/>This, too, is from the pure land</text:p>
      <text:p text:style-name="Block_20_Text">(Issa and Mackenzie 1957, 46)</text:p>
      <text:p text:style-name="First_20_Paragraph">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text:soft-page-break/>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Text_20_body"><text:soft-page-break/>Even the snow itself seems destined for sleep, drifting down lazily in fat clumps or being blown nearly sideways, helpless, only to be piled up in immobile drifts.<text:note text:id="ftn59" text:note-class="footnote"><text:note-citation>34</text:note-citation><text:note-body><text:p text:style-name="Footnote"><text:s/>I go back and forth on what death must feel like. There are times when I think it must be like this slow fade to sleep. It has to have that hypnogogic quality. You could try and stay awake, but gosh, it would be nice to get some rest.</text:p><text:p text:style-name="P4">Her eye turns inward,<text:line-break/>vision dims and movement stills<text:line-break/>as winter claims her.</text:p><text:p text:style-name="P4">(Scott-Clary 2020)</text:p><text:p text:style-name="Footnote">And sometimes, I think it must be like a wave, rolling up to subsume you, and it’s so, so much bigger than you are that there is nothing you could possibly do to stop it:</text:p><text:p text:style-name="P4">A flash of coppery sweetness,<text:line-break/>A clearing of the sinuses,<text:line-break/>A burst of unnamed colors,<text:line-break/>A rush of creativity, of wonder,<text:line-break/>Velvety softness, a low hum,<text:line-break/>And then the wave recedes.</text:p><text:p text:style-name="P4">(Scott-Clary 2019)</text:p><text:p text:style-name="Footnote">And I’m sure it has much to do with the way in which one dies. Perhaps there is terror. Perhaps there is relief.<text:span text:style-name="T5">*</text:span></text:p><text:p text:style-name="P8">*<text:tab/>⚠ I’m sure that Falcon felt a bit of both. She was in so much pain, and yet she was stuck at the vet. She was delirious with pain meds. She was surrounded by the worst smells, people she didn’t know. She was in a cage until we got back.</text:p><text:p text:style-name="P8">I have no idea what you must have felt.</text:p></text:note-body></text:note> It’s destined for sleep because what else would a blanket do?</text:p>
      <text:p text:style-name="Block_20_Text">I.<text:line-break/>The snow is falling,<text:line-break/>sleeping,<text:line-break/><text:soft-page-break/>whispering,<text:line-break/>dreaming of water.</text:p>
      <text:p text:style-name="Block_20_Text">[…]</text:p>
      <text:p text:style-name="Block_20_Text">III.<text:line-break/>A single snowflake awakens,<text:line-break/>shimmers,<text:line-break/>glows,<text:line-break/>watches the world with weary eyes,<text:line-break/>darkens,<text:line-break/>settles,<text:line-break/>and disappears.</text:p>
      <text:p text:style-name="Block_20_Text">(Esch, n.d.)</text:p>
      <text:p text:style-name="First_20_Paragraph"><text:soft-page-break/>Wallace ties in this sleepiness<text:note text:id="ftn59" text:note-class="footnote"><text:note-citation>35</text:note-citation><text:note-body><text:p text:style-name="Footnote"><text:s/>And, in sleep, there is that not-knowing, not-caring. There is something of death in sleep, and for one who years for such, that bears much allure.</text:p><text:p text:style-name="P4">Pale she sleeps, sleeps still.<text:line-break/>Waking her may have listened.<text:line-break/>Endless winter calms.</text:p><text:p text:style-name="P4">[…]</text:p><text:p text:style-name="P4">If spring never comes,<text:line-break/>pale she supposes, that’s fine.<text:line-break/>Winter is for dreams.</text:p><text:p text:style-name="P4">She’ll dream, or she won’t.<text:line-break/>She’ll carry on or she won’t.<text:line-break/>Cold has claimed heartwood.</text:p><text:p text:style-name="P4">(Scott-Clary 2020)</text:p><text:p text:style-name="Footnote">But I shouldn’t be talking this way.</text:p></text:note-body></text:note> with contrast<text:note text:id="ftn59" text:note-class="footnote"><text:note-citation>36</text:note-citation><text:note-body><text:p text:style-name="Footnote"><text:s/>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Block_20_Text">I<text:line-break/>Among twenty snowy mountains,<text:line-break/>The only moving thing<text:line-break/>Was the eye of the blackbird.</text:p>
      <text:p text:style-name="Block_20_Text">(Stevens 1917)</text:p>
      <text:p text:style-name="First_20_Paragraph">Similarly, Graves has,</text:p>
      <text:p text:style-name="Block_20_Text"><text:soft-page-break/>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Block_20_Text">(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59" text:note-class="footnote"><text:note-citation>37</text:note-citation><text:note-body><text:p text:style-name="Footnote"><text:s/>Wishful thinking.</text:p></text:note-body></text:note> It is so quiet!<text:note text:id="ftn59" text:note-class="footnote"><text:note-citation>38</text:note-citation><text:note-body><text:p text:style-name="Footnote"><text:s/>Yet more of the same.</text:p></text:note-body></text:note> It The contrast is so high! Morning light is the same as noon light is the same as afternoon light. How could time pass? Winter will not permit it.</text:p>
      <text:p text:style-name="Block_20_Text">XIII<text:line-break/>It was evening all afternoon.<text:line-break/>It was snowing<text:line-break/>And it was going to snow.<text:line-break/><text:soft-page-break/>The blackbird sat<text:line-break/>In the cedar-limbs.</text:p>
      <text:p text:style-name="Block_20_Text">(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59" text:note-class="footnote"><text:note-citation>39</text:note-citation><text:note-body><text:p text:style-name="Footnote"><text:s/>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text:p><text:p text:style-name="Footnote">And, as the guidelines say, that has stuck with me. I think about it every time it gets cold.<text:span text:style-name="T6">* </text:span>I thought about it that night after Falcon passed. I thought about doing just as Brosh said, and finding a way to experience that very sort of blanket, that very shroud.</text:p><text:p text:style-name="P9">*<text:tab/>Which, I realize, is the opposite of death-thoughts elsewhere in the year. Perhaps Autumn is the season for thinking of fire, Spring the season for leaping, and so on.</text:p></text:note-body></text:note></text:p>
      <text:p text:style-name="Text_20_body">Issa says,</text:p>
      <text:p text:style-name="Block_20_Text"><text:span text:style-name="T1">Kore ga maa</text:span><text:line-break/><text:span text:style-name="T1">tsui no sumika ka</text:span><text:line-break/><text:span text:style-name="T1">yuki goshaku</text:span></text:p>
      <text:p text:style-name="Block_20_Text">Is this it, then,<text:line-break/>My last resting place —<text:line-break/>Five feet of snow!</text:p>
      <text:p text:style-name="Block_20_Text">(Issa and Mackenzie 1957, 37)</text:p>
      <text:p text:style-name="First_20_Paragraph"><text:soft-page-break/>The discursive nature of this section might itself be related to the blunted vision of the world after snow.<text:note text:id="ftn59" text:note-class="footnote"><text:note-citation>40</text:note-citation><text:note-body><text:p text:style-name="Footnote"><text:s/>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59" text:note-class="footnote"><text:note-citation>41</text:note-citation><text:note-body><text:p text:style-name="Footnote"><text:s/>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Block_20_Text">VI<text:line-break/>Icicles filled the long window<text:line-break/>With barbaric glass.<text:line-break/>The shadow of the blackbird<text:line-break/>Crossed it, to and fro.<text:line-break/>The mood<text:line-break/>Traced in the shadow<text:line-break/>An indecipherable cause.</text:p>
      <text:p text:style-name="Block_20_Text">(Stevens 1917)</text:p>
      <text:p text:style-name="First_20_Paragraph">‘Indecipherable’ indeed.</text:p>
      <text:p text:style-name="Text_20_body"><text:soft-page-break/>And so, with an eye warmth and cold, to contrasts, to blankets and sleep, to softness and inexactitude, to death, we come to our final poem:</text:p>
      <text:p text:style-name="Block_20_Text"><text:span text:style-name="T1">Dirt Garden</text:span></text:p>
      <text:p text:style-name="Block_20_Text">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Block_20_Text">(Dwale 2019, 5)</text:p>
      <text:p text:style-name="First_20_Paragraph"><text:soft-page-break/>This fourteen-line poem is one of half-rhymes and mixed meter. We have ‘all’ and ‘call’, as well ‘roof’ and ‘reproof’ (which, depending on your accent, may not be a complete rhyme; many have roof as /ʊ/ or even /ɵ/)<text:note text:id="ftn59" text:note-class="footnote"><text:note-citation>42</text:note-citation><text:note-body><text:p text:style-name="Footnote"><text:s/>My accent<text:span text:style-name="T6">* </text:span>has roof as /ɯ/ vs reproof as /u/.</text:p><text:p text:style-name="P9">*<text:tab/>I do not know your accent. I do not know where you came from. I do not remember your address. I do not remember your voice. I met you twice in 2015, back at the final Rainfurrest, and all I remember was your hat, your hair, your kosovorotka. I remember Mando better, and saw him only a little bit more. I remember JM introducing you as the one who wrote “the best story in the fandom, I hear”, but that’s about it. “Behesht”, was it? The story about reaching paradise? The story of a post-apocalyptic wasteland, of the slow death of life, of the drive to press on towards something better that can only be stopped by death?</text:p><text:p text:style-name="P9">I looked the story up when thinking about this, and came across the lines:</text:p><text:p text:style-name="P4">“Peace, my brother,” he said. “Come with us, and leave these wretched places behind. Where we<text:span text:style-name="T8"> </text:span>are going is far better.”</text:p><text:p text:style-name="P4">When I inquired as to where that might be, he smiled and said a single word: “Behesht.” Their<text:span text:style-name="T8"> </text:span>destination was nothing less than Heaven itself, the hidden garden which is the reward of believers.</text:p><text:p text:style-name="P4">(Dwale 2018a)</text:p><text:p text:style-name="P9">That was back in 2015, though, so perhaps not. The dates don’t add up. That was seven years before you died. It’s one of those things where you couldn’t have known. You couldn’t possibly have known, and yet I suppose you bore within yourself the seeds of your death from birth, just as we all do.**</text:p><text:p text:style-name="P9">**<text:tab/>Or, at least. I know I do. I know that I’m stuck with those death-thoughts, the ones that won’t leave, will only curl up into a little purring ball in the corner of my mind, unwilling to let me out of its sight. Only, sometimes it feels it must traipse across my lap as cats*** do, bunting its head against my arms, needle-sharp claws digging into my thighs, demanding that it receive the attention its due. “Think of me,” it says. “Think of me and dream of me. Pet me and stroke me. Let me know that you love me, in your own fearful way.”</text:p><text:p text:style-name="P9">*** Death, a constant, refuses to leave. I start writing this essay on death, and then the vet calls: your cat’s asthma isn’t asthma, it’s metastatic lung cancer. Just keep her comfortable.</text:p><text:p text:style-name="P9">You who read this, or perhaps future Madison, I don’t write this that you feel sorry for me, but only for a little validation. Dwale dies. Falcon dies. Turtle is dying. Someone other than me must know.</text:p></text:note-body></text:note>, but beyond that, we get only hints of assonance: ‘hands’/‘land’.<text:note text:id="ftn59" text:note-class="footnote"><text:note-citation>43</text:note-citation><text:note-body><text:p text:style-name="Footnote"><text:s/>My accent has hands as closer to /ɛ/ vs land as /æ/.</text:p></text:note-body></text:note></text:p>
      <text:p text:style-name="Text_20_body">We come around once more to the cyclical nature of time, as subsequent re-reads of the poem cycle us through multiple meanings.</text:p>
      <text:p text:style-name="Text_20_body"><text:soft-page-break/>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59" text:note-class="footnote"><text:note-citation>44</text:note-citation><text:note-body><text:p text:style-name="Footnote"><text:s/>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Text_20_body">From the second read on, however, as the reader re-evaluates the work, we know that the ‘garden’ in the first line is more than just a wistful statement, but a more active contrast from the external source. <text:soft-page-break/>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59" text:note-class="footnote"><text:note-citation>45</text:note-citation><text:note-body><text:p text:style-name="Footnote"><text:s/>A small obsession:</text:p><text:p text:style-name="P4">Arctic fox’s den<text:line-break/>adorned with flowers and snow<text:line-break/>garden in winter</text:p><text:p text:style-name="P4">(Scott-Clary 2016)</text:p><text:p text:style-name="Footnote">It sticks with me, apparently. In my own writing, I’ve dug deep into the beauty of dandelions. Puffballs, sure, but also:</text:p><text:p text:style-name="P4">“Me, though, I like the flowers. They are too complicated for their own good in this stage, are they not? Sure, they close up and then become the puffballs that spread them further and further, but here, they are almost platters of yellow.”</text:p><text:p text:style-name="P4">(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59" text:note-class="footnote"><text:note-citation>46</text:note-citation><text:note-body><text:p text:style-name="Footnote"><text:s/>⚠⚠⚠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span text:style-name="T6">*</text:span></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she knew she kn w she knew she k ew she knew she knew she <text:s/>new she knew s e knew she knew she knew sh <text:s/>knew she k ew she knew she <text:s/>n <text:s text:c="2"/>s e knew sh <text:s/>knew <text:s/>he knew she knew she kne <text:s/>s <text:s text:c="2"/>k <text:s text:c="7"/>knew sh <text:s/>knew sh <text:s/>k <text:s/>w s <text:s text:c="2"/>knew <text:s/>he <text:s/>new s <text:s text:c="2"/>kn w she kn w <text:s/>he kne <text:s/>she kne <text:s/>she k ew <text:s text:c="6"/>ew s <text:s text:c="3"/>n w s <text:s text:c="2"/>kne <text:s/>s e <text:s text:c="3"/>w <text:s/>h <text:s/>k ew s <text:s text:c="2"/>k ew s e <text:s text:c="5"/>s <text:s text:c="2"/>kn <text:s text:c="2"/>s e <text:s text:c="2"/>ew <text:s text:c="2"/>e <text:s/>n <text:s text:c="3"/>h <text:s/>kn w she <text:s/>ne <text:s text:c="2"/>h <text:s/>k ew <text:s text:c="2"/>e k e <text:s text:c="2"/>he k e <text:s/>s e kne <text:s/>s e <text:s text:c="3"/>w <text:s/>h <text:s text:c="2"/>n <text:s text:c="2"/>s e <text:s text:c="2"/>ew <text:s/>h <text:s text:c="7"/>h <text:s/>k <text:s/>w <text:s/>h <text:s/>k ew s <text:s text:c="2"/>k e <text:s text:c="2"/>he k ew <text:s/>he <text:s text:c="3"/>w sh <text:s/>k <text:s text:c="9"/>ew sh <text:s/>kne <text:s text:c="2"/>h <text:s/>k e <text:s text:c="8"/>w <text:s text:c="6"/>e <text:s text:c="5"/>k <text:s text:c="19"/>w <text:s text:c="4"/>k <text:s text:c="8"/>n <text:s text:c="2"/>s <text:s text:c="9"/>e <text:s text:c="6"/>h <text:s/>kn <text:s text:c="3"/>h <text:s text:c="12"/>e <text:s text:c="3"/>e <text:s text:c="3"/>w s <text:s text:c="2"/>k <text:s text:c="10"/>w <text:s text:c="9"/>s <text:s text:c="26"/>h <text:s text:c="3"/>e <text:s text:c="26"/>w <text:s text:c="6"/>ew <text:s text:c="6"/>e <text:s text:c="19"/>sh <text:s text:c="22"/>w</text:p><text:p text:style-name="Footnote">She knew.</text:p><text:p text:style-name="P9">*<text:tab/>And now, with Turtle, we finally have a chance for something else. We have weeks, maybe months with her. We don’t have eight hours of trauma that I’m sure I’ll never be able to forget, that time will only blunt the impact but never the memory.</text:p><text:p text:style-name="P9">We know. We can journal her breathing, her energy, her mood. We can make these last weeks or months great for her. We can give her a little blob of sour cream every time she gets one of her steroid pills, a treat to go with a little bit of bitterness.</text:p><text:p text:style-name="P9">We know, so we can get her wet food to eat as well as dry.</text:p><text:p text:style-name="P9">We know, so we can invite Ash and Merry, from whom we adopted her, over to see her one last time, laugh at how Merry calls her ‘the dirigible’.</text:p><text:p text:style-name="P9">We know, and it’s so, so much easier that way.**</text:p><text:p text:style-name="P9">We know.</text:p><text:p text:style-name="P9">**<text:tab/>⚠ Had we known<text:span text:style-name="T7">***</text:span> with Falcon, how much more time would have made a difference? Would it still have been<text:span text:style-name="T7"> </text:span>traumatic if we’d had a few days with her rather than a few hours? Would I have been able to bring her home with<text:span text:style-name="T7"> </text:span>some hefty painkillers to live a little longer by our sides, or in our bathroom? Surely we could have made her life<text:span text:style-name="T7"> </text:span>a good one, those last few days; I know I’m still glad that her last meal that morning was some of that wet food<text:span text:style-name="T7"> </text:span>that she loved, even though it doubtless sat inside her bleeding belly, undigested. JD and I still would have laid on<text:span text:style-name="T7"> </text:span>the floor with her and watched her die, but would JD have sobbed, “Come back, come back”? Would I have needed<text:span text:style-name="T7"> </text:span>— twice! — to step out of the room to ‘deal with the paperwork’ just so I wouldn’t be around her still warm body?</text:p><text:p text:style-name="P10">*** And what about with you, Dwale?</text:p><text:p text:style-name="P10">With Morgan, we knew, yes? We had years to prepare for it, because she lived so much longer, so much better than we had thought. Cancer claimed her in the end, but we knew, and she worked for FC, and I saw her that last time with her hair only freshly grown back from her recent chemo, and she laughed with me. That was enough time for me to compose a mental goodbye, even if only for myself.</text:p><text:p text:style-name="P10">We didn’t know with Margaras, and that hit me for days and days and days. We didn’t know for Cullen, and that hit me for weeks and months.</text:p><text:p text:style-name="P10">And we didn’t know for you, and now I’m doing my level best to process that through words — who knows how successfully, because some part of me is trying to convince the rest of me that this isn’t actually doing the work, that bathing in the grief in an attempt to define its center isn’t moving on — and hoping against hope that that fantastical place where grief no longer claws at my insides is closer rather than farther away.</text:p></text:note-body></text:note> when confronted with vegicide? An “earthen roof” has plain enough meaning.</text:p>
      <text:p text:style-name="Text_20_body"><text:soft-page-break/>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text:soft-page-break/>How hard the year dies, and yet there is Spring. She has walked the grassy flat with him for the last time and, the golden bloom of Summer<text:note text:id="ftn59" text:note-class="footnote"><text:note-citation>47</text:note-citation><text:note-body><text:p text:style-name="Footnote"><text:s/>Perhaps even a dandelion.</text:p></text:note-body></text:note> in her womb, has naught to do but nudge him to no effect.<text:bookmark text:name="winter"/></text:p>
      <text:h text:style-name="Heading_20_1" text:outline-level="1">Spiral</text:h>
      <text:p text:style-name="Text_20_body">To return to Spring, to make it through that cycle of growth, of insomnia and harvest and frost, is to stand at a precipice. It is to stand right up against the edge of that spiral, lean over carefully, peer down <text:soft-page-break/>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text:soft-page-break/>A cliché is a metaphor, though, and a metaphor is a framework upon which much can be built. We can look at the cliché that is the spiral and say to ourselves, “Hmm, what else fits this pattern?”<text:note text:id="ftn59" text:note-class="footnote"><text:note-citation>48</text:note-citation><text:note-body><text:p text:style-name="Footnote"><text:s/>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 as spiral. We can read a <text:soft-page-break/>microcosm of the spiraling year into a single poem. Start at the beginning, and when you get to the end, start over because you’re already a different person.<text:note text:id="ftn59" text:note-class="footnote"><text:note-citation>49</text:note-citation><text:note-body><text:p text:style-name="Footnote"><text:s/>And that’s not so bad, is it?</text:p></text:note-body></text:note></text:p>
      <text:p text:style-name="Text_20_body">And so, one more time before setting aside the topic to steep for another year, let us address one of Dwale’s poems:</text:p>
      <text:p text:style-name="Block_20_Text"><text:span text:style-name="T1">Poem for a Deceased Lover</text:span></text:p>
      <text:p text:style-name="Block_20_Text">Seven days<text:note text:id="ftn59" text:note-class="footnote"><text:note-citation>50</text:note-citation><text:note-body><text:p text:style-name="Footnote"><text:s/>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Block_20_Text">Flown to space by what callous earth destroyed,<text:line-break/>I chase the long-flying radio waves.<text:line-break/>Far away from grief and a potter’s grave,<text:line-break/>I sift to find again your breathing voice.</text:p>
      <text:p text:style-name="Block_20_Text">Teacher, my every thought was yours to thresh,<text:note text:id="ftn59" text:note-class="footnote"><text:note-citation>51</text:note-citation><text:note-body><text:p text:style-name="Footnote"><text:s/>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Block_20_Text">Lover, did you mean to leave this deep wound?<text:line-break/>I would sell my world to kiss you farewell.<text:line-break/><text:soft-page-break/>Eleven years facing perpetual Hell,<text:line-break/>And all I can say is, “Too soon, too soon.”</text:p>
      <text:p text:style-name="Block_20_Text">(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59" text:note-class="footnote"><text:note-citation>52</text:note-citation><text:note-body><text:p text:style-name="Footnote"><text:s/>Again, accents may complicate this, as ‘hours’ may be one or two syllables<text:span text:style-name="T7">.</text:span></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Text_20_body"><text:soft-page-break/>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9" text:note-class="footnote"><text:note-citation>53</text:note-citation><text:note-body><text:p text:style-name="Footnote"><text:s/>Platitudes are for others. They are for those trying to convince each other that they are saddened by this change. They are performative.</text:p><text:p text:style-name="P4">[…]<text:line-break/>“Good man, good man,” they mutter,<text:line-break/>doing all they can to convince each other<text:line-break/>through well-rehearsed performances,<text:line-break/>that this must be the case.<text:line-break/>The silently bereaved already sit graveside.</text:p><text:p text:style-name="P4">(Scott-Clary 2022a)</text:p><text:p text:style-name="Footnote">But grief, true bereavement, is not performative. It is reflexi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9" text:note-class="footnote"><text:note-citation>54</text:note-citation><text:note-body><text:p text:style-name="Footnote"><text:s/>And I sure hope that the torment of plagues and politics doesn’t last eleven more years, much less for perpetuity.</text:p></text:note-body></text:note>, it is comforting to see here that grief has transmuted into sadness. We have climbed that year-long spiral eleven times,<text:note text:id="ftn59" text:note-class="footnote"><text:note-citation>55</text:note-citation><text:note-body><text:p text:style-name="Footnote"><text:s/>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9" text:note-class="footnote"><text:note-citation>56</text:note-citation><text:note-body><text:p text:style-name="Footnote"><text:s/>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text:soft-page-break/>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9" text:note-class="footnote"><text:note-citation>57</text:note-citation><text:note-body><text:p text:style-name="Footnote"><text:s/>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9" text:note-class="footnote"><text:note-citation>58</text:note-citation><text:note-body><text:p text:style-name="Footnote"><text:s/>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text:soft-page-break/>read. We come back to our poem years later and it inspires nostalgia in us. Nostalgia! Simpler times for simpler versions of ourselves. A little younger, a little dumber, but no less capable of feeling.</text:p>
      <text:p text:style-name="Text_20_body">Issa says,</text:p>
      <text:p text:style-name="Block_20_Text"><text:span text:style-name="T1">Ro no hata wa</text:span><text:line-break/><text:span text:style-name="T1">Yobe no warai ga</text:span><text:line-break/><text:span text:style-name="T1">Itomagoi</text:span></text:p>
      <text:p text:style-name="Block_20_Text">Around the hearth —<text:line-break/>The smile that bids us welcome<text:line-break/>Is also a farewell!</text:p>
      <text:p text:style-name="Block_20_Text">(Issa and Mackenzie 1957, 101)</text:p>
      <text:p text:style-name="First_20_Paragraph">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P14" text:outline-level="1">Bibliography</text:h>
      <text:p text:style-name="Bibliography">Bernstein, Leonard. 1977. “Symphony No. 3 — ‘Kaddish’.” <text:a xlink:type="simple" xlink:href="https://leonardbernstein.com/works/view/48/symphony-no-3-kaddish" text:style-name="Internet_20_link" text:visited-style-name="Visited_20_Internet_20_Link"><text:span text:style-name="Internet_20_link">https://leonardbernstein.com/works/view/48/symphony-no-3-kaddish</text:span></text:a>.<text:bookmark text:name="ref-kaddish"/></text:p>
      <text:p text:style-name="Bibliography">Carroll, Lewis. 1871. <text:span text:style-name="T1">Through the Looking Glass and What Alice Found There</text:span>. <text:a xlink:type="simple" xlink:href="https://www.gutenberg.org/files/12/12-h/12-h.htm" text:style-name="Internet_20_link" text:visited-style-name="Visited_20_Internet_20_Link"><text:span text:style-name="Internet_20_link">https://www.gutenberg.org/files/12/12-h/12-h.htm</text:span></text:a>; Project Gutenberg.<text:bookmark text:name="ref-carroll"/></text:p>
      <text:p text:style-name="Bibliography">Dwale. 2018. “<text:span text:style-name="T1">Untitled Haiku</text:span>.” <text:a xlink:type="simple" xlink:href="https://twitter.com/ThornAppleCider/status/1009137826250625029" text:style-name="Internet_20_link" text:visited-style-name="Visited_20_Internet_20_Link"><text:span text:style-name="Internet_20_link">https://twitter.com/ThornAppleCider/status/1009137826250625029</text:span></text:a>.<text:bookmark text:name="ref-dwale_haiku"/></text:p>
      <text:p text:style-name="Bibliography">———. 2019. <text:span text:style-name="T1">Face down in the Leaves</text:span>. Weasel Press.<text:bookmark text:name="ref-leaves"/></text:p>
      <text:p text:style-name="Bibliography">———. 2021. “Tweet on the Topic of Dead Leaves.” <text:a xlink:type="simple" xlink:href="https://twitter.com/ThornAppleCider/status/1400884139121840132" text:style-name="Internet_20_link" text:visited-style-name="Visited_20_Internet_20_Link"><text:span text:style-name="Internet_20_link">https://twitter.com/ThornAppleCider/status/1400884139121840132</text:span></text:a>.<text:bookmark text:name="ref-dwale_leaves_tweet"/></text:p>
      <text:p text:style-name="Bibliography">Emerson, Ralph Waldo. 1890. <text:span text:style-name="T1">Essays: Second Series</text:span>. Henry Altemus Company.<text:bookmark text:name="ref-emerson"/></text:p>
      <text:p text:style-name="Bibliography">Esch, Edward. n.d. “Winter.” <text:a xlink:type="simple" xlink:href="https://ericwhitacre.com/music-catalog/winter" text:style-name="Internet_20_link" text:visited-style-name="Visited_20_Internet_20_Link"><text:span text:style-name="Internet_20_link">https://ericwhitacre.com/music-catalog/winter</text:span></text:a>.<text:bookmark text:name="ref-esch"/></text:p>
      <text:p text:style-name="Bibliography">Graves, Robert. 1947. “Intercession in Late October.” <text:span text:style-name="T1">Poetry</text:span> 71 (1): 23.<text:bookmark text:name="ref-graves_intercession"/></text:p>
      <text:p text:style-name="Bibliography">———. 1965. <text:span text:style-name="T1">Collected Poems, 1965</text:span>. Cassell &amp; Company Ltd.<text:bookmark text:name="ref-graves_poems"/></text:p>
      <text:p text:style-name="Bibliography">Issa, Kobayashi, and (Trans.) Mackenzie Lewis. 1957. <text:span text:style-name="T1">The Autumn Wind: A Selection of Poems by Issa</text:span>. John Murray (Publishers) Ltd.<text:bookmark text:name="ref-issa"/></text:p>
      <text:p text:style-name="Bibliography">Keats, John. 1820. <text:span text:style-name="T1">Complete Poems and Selected Letters of John Keats</text:span>. The Modern Library.<text:bookmark text:name="ref-keats"/></text:p>
      <text:p text:style-name="Bibliography">Purcell, Henry. 1692. “The Fairy Queen.” <text:a xlink:type="simple" xlink:href="http://opera.stanford.edu/Purcell/FairyQueen/libretto.html" text:style-name="Internet_20_link" text:visited-style-name="Visited_20_Internet_20_Link"><text:span text:style-name="Internet_20_link">http://opera.stanford.edu/Purcell/FairyQueen/libretto.html</text:span></text:a>.<text:bookmark text:name="ref-purcell"/></text:p>
      <text:p text:style-name="Bibliography">Scott-Clary, Madison. 2016. “Arctic Fox’s Den.” <text:a xlink:type="simple" xlink:href="https://makyo.ink/haiku/" text:style-name="Internet_20_link" text:visited-style-name="Visited_20_Internet_20_Link"><text:span text:style-name="Internet_20_link">https://makyo.ink/haiku/</text:span></text:a>.<text:bookmark text:name="ref-arkie"/></text:p>
      <text:p text:style-name="Bibliography">———. 2019. “Rush.” <text:a xlink:type="simple" xlink:href="https://makyo.ink/rush" text:style-name="Internet_20_link" text:visited-style-name="Visited_20_Internet_20_Link"><text:span text:style-name="Internet_20_link">https://makyo.ink/rush</text:span></text:a>.<text:bookmark text:name="ref-rush"/></text:p>
      <text:p text:style-name="Bibliography">———. 2020. “Pale She.” <text:a xlink:type="simple" xlink:href="https://writing.drab-makyo.com/poetry/pale-she/" text:style-name="Internet_20_link" text:visited-style-name="Visited_20_Internet_20_Link"><text:span text:style-name="Internet_20_link">https://writing.drab-makyo.com/poetry/pale-she/</text:span></text:a>.<text:bookmark text:name="ref-pale_she"/></text:p>
      <text:p text:style-name="Bibliography">Scott-Clary, Madison et al. 2021. “In Memory of Dwale.” <text:a xlink:type="simple" xlink:href="https://forums.furrywritersguild.com/t/in-memory-of-dwale/2359" text:style-name="Internet_20_link" text:visited-style-name="Visited_20_Internet_20_Link"><text:span text:style-name="Internet_20_link">https://forums.furrywritersguild.com/t/in-memory-of-dwale/2359</text:span></text:a>.<text:bookmark text:name="ref-memorial"/></text:p>
      <text:p text:style-name="Bibliography">Scott-Clary, Madison. 2022a. “Penguins.” <text:a xlink:type="simple" xlink:href="https://makyo.ink/penguins/" text:style-name="Internet_20_link" text:visited-style-name="Visited_20_Internet_20_Link"><text:span text:style-name="Internet_20_link">https://makyo.ink/penguins/</text:span></text:a>.<text:bookmark text:name="ref-penguins"/></text:p>
      <text:p text:style-name="Bibliography">———. 2022b. <text:span text:style-name="T1">Toledot</text:span>. self published.<text:bookmark text:name="ref-toledot"/></text:p>
      <text:p text:style-name="Bibliography">Stevens, Wallace. 1917. “Thirteen Ways of Looking at a Blackbird.” <text:a xlink:type="simple" xlink:href="https://en.wikisource.org/wiki/Thirteen_Ways_of_Looking_at_a_Blackbird" text:style-name="Internet_20_link" text:visited-style-name="Visited_20_Internet_20_Link"><text:span text:style-name="Internet_20_link">https://en.wikisource.org/wiki/Thirteen_Ways_of_Looking_at_a_Blackbird</text:span></text:a>.<text:bookmark text:name="ref-blackbird"/></text:p>
      <text:p text:style-name="Bibliography"><text:soft-page-break/>Weinberger, Eliot, and Octavio Paz. 2016. <text:span text:style-name="T1">Nineteen Ways of Looking at Wang Wei: (With More Ways)</text:span>. New Directions Paperbook.<text:bookmark text:name="ref-wangwei"/></text:p>
      <text:p text:style-name="Bibliography">WikiFur. n.d. “Dwale.” <text:a xlink:type="simple" xlink:href="https://en.wikifur.com/wiki/Dwale" text:style-name="Internet_20_link" text:visited-style-name="Visited_20_Internet_20_Link"><text:span text:style-name="Internet_20_link">https://en.wikifur.com/wiki/Dwale</text:span></text:a>.<text:bookmark text:name="spir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F" svg:font-family="" style:font-family-generic="system" style:font-pitch="variable"/>
    <style:font-face style:name="Gentium Basic" svg:font-family="'Gentium Basic'" style:font-pitch="variable"/>
    <style:font-face style:name="Gentium Basic1" svg:font-family="'Gentium Basic'" style:font-adornments="Regular" style:font-pitch="variable"/>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Gentium Basic1" fo:font-family="'Gentium Basic'" style:font-style-name="Regular"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Date" style:family="paragraph" style:parent-style-name="Standard" style:next-style-name="Text_20_body">
      <style:text-properties fo:font-style="italic"/>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class="extra">
      <style:paragraph-properties text:number-lines="false" text:line-number="0"/>
    </style:style>
    <style:style style:name="Captioned_20_Figure" style:display-name="Captioned Figure" style:family="paragraph" style:parent-style-name="Figure" style:default-outline-level="">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Table" style:family="paragraph" style:parent-style-name="Caption" style:class="extra"/>
    <style:style style:name="FigureCaption" style:family="paragraph" style:parent-style-name="Caption" style:class="extra"/>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WWNum1000">
      <text:list-level-style-bullet text:level="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87127" officeooo:paragraph-rsid="00187127"/>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23</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easons</dc:title>
    <meta:initial-creator>Madison Scott-Clary</meta:initial-creator>
    <meta:creation-date>2022-02-26T23:23:51</meta:creation-date>
    <dc:date>2022-02-26T23:39:37.846310236</dc:date>
    <meta:generator>LibreOffice/7.2.5.2$Linux_X86_64 LibreOffice_project/20$Build-2</meta:generator>
    <meta:editing-duration>PT7H49M13S</meta:editing-duration>
    <dc:creator>Madison Scott-Clary</dc:creator>
    <meta:editing-cycles>4</meta:editing-cycles>
    <meta:document-statistic meta:table-count="0" meta:image-count="0" meta:object-count="0" meta:page-count="49" meta:paragraph-count="366" meta:word-count="14119" meta:character-count="76783" meta:non-whitespace-character-count="62568"/>
    <meta:user-defined meta:name="AppVersion">12.0000</meta:user-defined>
    <meta:user-defined meta:name="bibliography">seasons.bib</meta:user-defined>
    <meta:template xlink:type="simple" xlink:actuate="onRequest" xlink:title="Normal.dotm" xlink:href=""/>
  </office:meta>
</office:document-meta>
</file>